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2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RIÇÃO DOS CASOS DE USO – CONTROLE DE ESTOQUE</text:p>
      <text:p text:style-name="P1"/>
      <text:p text:style-name="P3">CS01 : <text:s/>Manter Fornecedor</text:p>
      <text:p text:style-name="P2"/>
      <text:p text:style-name="P1">Descrição Geral : O sistema permitirá o cadastro, alteração, exclusão ,pesquisa e consulta de fornecedore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ornecedor deverá : ter sido cadastrado, alterado,excluído,pesquisar ou consultado.</text:p>
      <text:p text:style-name="P1"/>
      <text:p text:style-name="P1">Fluxo Básico : </text:p>
      <text:list xml:id="list39211096" text:style-name="WW8Num2">
        <text:list-item>
          <text:p text:style-name="P6">Gerente realiza login no sistema</text:p>
        </text:list-item>
        <text:list-item>
          <text:p text:style-name="P6">O sistema exibe a tela principal com as funcionalidades específicas do gerente</text:p>
        </text:list-item>
        <text:list-item>
          <text:p text:style-name="P6">O gerente clica no botão “Manter Fornecedor”</text:p>
        </text:list-item>
        <text:list-item>
          <text:p text:style-name="P6">O sistema exibe a tela de “Manter Fornecedor”</text:p>
        </text:list-item>
        <text:list-item>
          <text:p text:style-name="P6">O administrador seleciona a opção desejada <text:span text:style-name="T2">[A1][A2][A3][A4]</text:span></text:p>
        </text:list-item>
        <text:list-item>
          <text:p text:style-name="P6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Fornecedor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10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pan text:style-name="T1">A2</text:span> – Fluxo alternativo – <text:s/>Pesquisar Fornecedor</text:p>
      <text:p text:style-name="P1"><text:tab/>A2.1<text:tab/>O gerente clica no botão pesquisar</text:p>
      <text:p text:style-name="P1"><text:tab/>A2.2<text:tab/>O sistema apresenta todos os fornecedores cadastrados</text:p>
      <text:p text:style-name="P1"/>
      <text:p text:style-name="P1"><text:span text:style-name="T1">A3</text:span> – Fluxo alternativo – Consultar Fornecedor</text:p>
      <text:p text:style-name="P1"><text:tab/>A3.1<text:tab/>O gerente executa o fluxo A2</text:p>
      <text:p text:style-name="P1"><text:tab/>A3.2<text:tab/>O gerente seleciona o fornecedor desejado</text:p>
      <text:p text:style-name="P1"><text:tab/>A3.3<text:tab/>O sistema apresenta uma tela com informações do fornecedor</text:p>
      <text:p text:style-name="P1"/>
      <text:p text:style-name="P1"><text:span text:style-name="T1">A4</text:span> – Fluxo alternativo – Excluir Fornecedor</text:p>
      <text:p text:style-name="P1"><text:tab/>A4.1<text:tab/>O gerente executa o fluxo A2</text:p>
      <text:p text:style-name="P1"><text:tab/>A4.2<text:tab/>O gerente executa o fluxo A3</text:p>
      <text:p text:style-name="P10">A4.3<text:tab/>O gerente clica no botão excluir na tela apresentada</text:p>
      <text:p text:style-name="P10">A4.4<text:tab/>O sistema solicita confirmação da exclusão</text:p>
      <text:p text:style-name="P10">A4.5<text:tab/>O gerente clica no botão confirmar.</text:p>
      <text:p text:style-name="P10"/>
      <text:p text:style-name="P9"><text:soft-page-break/><text:span text:style-name="T1">A5</text:span> – Fluxo alternativo – Alterar Fornecedor</text:p>
      <text:p text:style-name="P9"><text:tab/>A5.1<text:tab/>O gerente executa o fluxo A2</text:p>
      <text:p text:style-name="P9"><text:tab/>A5.2<text:tab/>O gerente executa o fluxo A3</text:p>
      <text:p text:style-name="P9"><text:tab/>A5.3<text:tab/>O gerente clica no botão alterar</text:p>
      <text:p text:style-name="P9"><text:tab/>A5.4<text:tab/>O sistema apresenta tela para alteração de dados de cadastro</text:p>
      <text:p text:style-name="P9"><text:tab/>A5.5<text:tab/>O gerente clica no botão salvar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2 : <text:s/>Manter Transportadora</text:p>
      <text:p text:style-name="P2"/>
      <text:p text:style-name="P1">Descrição Geral : O sistema permitirá o cadastro, alteração, exclusão ,pesquisa e consulta de transportadora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transportadora deverá : ter sido cadastrado, alterado,excluído,pesquisado ou consultado.</text:p>
      <text:p text:style-name="P1"/>
      <text:p text:style-name="P1">Fluxo Básico : </text:p>
      <text:list xml:id="list40359666" text:continue-numbering="true" text:style-name="WW8Num2">
        <text:list-item>
          <text:p text:style-name="P6">Gerente realiza login no sistema</text:p>
        </text:list-item>
        <text:list-item>
          <text:p text:style-name="P6">O sistema exibe a tela principal com as funcionalidades específicas do gerente</text:p>
        </text:list-item>
        <text:list-item>
          <text:p text:style-name="P6">O gerente clica no botão “Manter Transportadora”</text:p>
        </text:list-item>
        <text:list-item>
          <text:p text:style-name="P6">O sistema exibe a tela de “Manter Transportadora”</text:p>
        </text:list-item>
        <text:list-item>
          <text:p text:style-name="P6">O administrador seleciona a opção desejada <text:span text:style-name="T2">[A1][A2][A3][A4]</text:span></text:p>
        </text:list-item>
        <text:list-item>
          <text:p text:style-name="P6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Transportadora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10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oft-page-break/><text:span text:style-name="T1">A2</text:span> – Fluxo alternativo – <text:s/>Pesquisar Transportadora</text:p>
      <text:p text:style-name="P1"><text:tab/>A1.1<text:tab/>O gerente clica no botão pesquisar</text:p>
      <text:p text:style-name="P1"><text:tab/>A1.2<text:tab/>O sistema apresenta todos as trasportadoras cadastradas</text:p>
      <text:p text:style-name="P1"/>
      <text:p text:style-name="P1"><text:span text:style-name="T1">A3</text:span> – Fluxo alternativo – Consultar Transportadora</text:p>
      <text:p text:style-name="P1"><text:tab/>A1.1<text:tab/>O gerente executa o fluxo A2</text:p>
      <text:p text:style-name="P1"><text:tab/>A1.2<text:tab/>O gerente seleciona a transportadora desejada</text:p>
      <text:p text:style-name="P1"><text:tab/>A1.3<text:tab/>O sistema apresenta uma tela com informações da transportadora</text:p>
      <text:p text:style-name="P1"/>
      <text:p text:style-name="P1"><text:span text:style-name="T1">A4</text:span> – Fluxo alternativo – Excluir Transportadora</text:p>
      <text:p text:style-name="P1"><text:tab/>A1.1<text:tab/>O gerente executa o fluxo A2</text:p>
      <text:p text:style-name="P1"><text:tab/>A1.2<text:tab/>O gerente executa o fluxo A3</text:p>
      <text:p text:style-name="P10">A1.3<text:tab/>O gerente clica no botão excluir na tela apresentada</text:p>
      <text:p text:style-name="P10">A1.4<text:tab/>O sistema solicita confirmação da exclusão</text:p>
      <text:p text:style-name="P10">A1.5<text:tab/>O gerente clica no botão confirmar</text:p>
      <text:p text:style-name="P10"/>
      <text:p text:style-name="P9"><text:span text:style-name="T1">A5</text:span> – Fluxo alternativo – Alterar Transportadora</text:p>
      <text:p text:style-name="P9"><text:tab/>A5.1<text:tab/>O gerente executa o fluxo A2</text:p>
      <text:p text:style-name="P9"><text:tab/>A5.2<text:tab/>O gerente executa o fluxo A3</text:p>
      <text:p text:style-name="P9"><text:tab/>A5.3<text:tab/>O gerente clica no botão alterar</text:p>
      <text:p text:style-name="P9"><text:tab/>A5.4<text:tab/>O sistema apresenta tela para alteração de dados de cadastro</text:p>
      <text:p text:style-name="P9"><text:tab/>A5.5<text:tab/>O gerente clica no botão salvar</text:p>
      <text:p text:style-name="P1"/>
      <text:p text:style-name="P1">Exceções : </text:p>
      <text:p text:style-name="P1"/>
      <text:p text:style-name="P1">E1 – O ator preencheu o CEP erroneamente</text:p>
      <text:p text:style-name="P1"><text:tab/>E1.1 – O sistema apresenta mensagem de erro “CEP inválido”</text:p>
      <text:p text:style-name="P1"><text:tab/>E1.2 – O sistema aponta para o campo CEP aguardando o preenchimento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3 : <text:s/>Manter Funcionário</text:p>
      <text:p text:style-name="P2"/>
      <text:p text:style-name="P1">Descrição Geral : O sistema permitirá o cadastro, alteração, exclusão ,pesquisa e consulta de funcionário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uncionário deverá : ter sido cadastrado, alterado,excluído,pesquisar ou consultado.</text:p>
      <text:p text:style-name="P1"/>
      <text:p text:style-name="P1">Fluxo Básico : </text:p>
      <text:list xml:id="list40375261" text:continue-numbering="true" text:style-name="WW8Num2">
        <text:list-item>
          <text:p text:style-name="P6">Gerente realiza login no sistema</text:p>
        </text:list-item>
        <text:list-item>
          <text:p text:style-name="P6">O sistema exibe a tela principal com as funcionalidades específicas do gerente</text:p>
        </text:list-item>
        <text:list-item>
          <text:p text:style-name="P6">O gerente clica no botão “Manter Funcionário”</text:p>
        </text:list-item>
        <text:list-item>
          <text:p text:style-name="P6"><text:soft-page-break/>O sistema exibe a tela de “Manter Funcionário”</text:p>
        </text:list-item>
        <text:list-item>
          <text:p text:style-name="P6">O administrador seleciona a opção desejada <text:span text:style-name="T2">[A1][A2][A3][A4]</text:span></text:p>
        </text:list-item>
        <text:list-item>
          <text:p text:style-name="P6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Funcionário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10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pan text:style-name="T1">A2</text:span> – Fluxo alternativo – <text:s/>Pesquisar Funcionário</text:p>
      <text:p text:style-name="P1"><text:tab/>A2.1<text:tab/>O gerente clica no botão pesquisar</text:p>
      <text:p text:style-name="P1"><text:tab/>A2.2<text:tab/>O sistema apresenta todos os funcionário cadastrados</text:p>
      <text:p text:style-name="P1"/>
      <text:p text:style-name="P1"><text:span text:style-name="T1">A3</text:span> – Fluxo alternativo – Consultar Funcionário</text:p>
      <text:p text:style-name="P1"><text:tab/>A3.1<text:tab/>O gerente executa o fluxo A2</text:p>
      <text:p text:style-name="P1"><text:tab/>A3.2<text:tab/>O gerente seleciona o funcionário desejado</text:p>
      <text:p text:style-name="P1"><text:tab/>A3.3<text:tab/>O sistema apresenta uma tela com informações do funcionário</text:p>
      <text:p text:style-name="P1"/>
      <text:p text:style-name="P1"><text:span text:style-name="T1">A4</text:span> – Fluxo alternativo – Excluir Funcionário</text:p>
      <text:p text:style-name="P1"><text:tab/>A4.1<text:tab/>O gerente executa o fluxo A2</text:p>
      <text:p text:style-name="P1"><text:tab/>A4.2<text:tab/>O gerente executa o fluxo A3</text:p>
      <text:p text:style-name="P10">A4.3<text:tab/>O gerente clica no botão excluir na tela apresentada</text:p>
      <text:p text:style-name="P10">A4.4<text:tab/>O sistema solicita confirmação da exclusão</text:p>
      <text:p text:style-name="P10">A4.5<text:tab/>O gerente clica no botão confirmar.</text:p>
      <text:p text:style-name="P10"/>
      <text:p text:style-name="P9"><text:span text:style-name="T1">A5</text:span> – Fluxo alternativo – Alterar Funcionário</text:p>
      <text:p text:style-name="P9"><text:tab/>A5.1<text:tab/>O gerente executa o fluxo A2</text:p>
      <text:p text:style-name="P9"><text:tab/>A5.2<text:tab/>O gerente executa o fluxo A3</text:p>
      <text:p text:style-name="P9"><text:tab/>A5.3<text:tab/>O gerente clica no botão alterar</text:p>
      <text:p text:style-name="P9"><text:tab/>A5.4<text:tab/>O sistema apresenta tela para alteração de dados de cadastro</text:p>
      <text:p text:style-name="P9"><text:tab/>A5.5<text:tab/>O gerente clica no botão salvar</text:p>
      <text:p text:style-name="P1"/>
      <text:p text:style-name="P1">Exceções : </text:p>
      <text:p text:style-name="P1"/>
      <text:p text:style-name="P1">E1 – O ator não inseriu o CPF</text:p>
      <text:p text:style-name="P1"><text:tab/>E1.1 – O sistema apresenta uma mensagem de alerta “Preencher CPF!!!”</text:p>
      <text:p text:style-name="P1"><text:tab/>E1.2 – O sistema aponta para o campo CPF aguardando o preenchimento</text:p>
      <text:p text:style-name="P1"/>
      <text:p text:style-name="P1">E2 – O ator preencheu o RG erroneamente</text:p>
      <text:p text:style-name="P1"><text:tab/>E2.1 – O sistema apresenta mensagem de erro “RG inválido”</text:p>
      <text:p text:style-name="P1"><text:tab/>E2.2 – O sistema aponta para o campo RG aguardando o preenchimento</text:p>
      <text:p text:style-name="P1"/>
      <text:p text:style-name="P1"/>
      <text:p text:style-name="P1"><text:soft-page-break/></text:p>
      <text:p text:style-name="P3">CS04 : Emitir Relatório</text:p>
      <text:p text:style-name="P2"/>
      <text:p text:style-name="P1">Descrição Geral : O sistema permitirá o emitir relatórios de entrada</text:p>
      <text:p text:style-name="P1"/>
      <text:p text:style-name="P1">Atores : Gerente</text:p>
      <text:p text:style-name="P1"/>
      <text:p text:style-name="P1">Pré-Condições : O ator deverá possuir login e senha de acesso autenticados pelo sistema, deverá existir compras/vendas registradas.</text:p>
      <text:p text:style-name="P1"/>
      <text:p text:style-name="P1">Pós-Condições : Após a execução desse caso de uso um relatório deverá : ter sido emitido.</text:p>
      <text:p text:style-name="P1"/>
      <text:p text:style-name="P1">Fluxo Básico : </text:p>
      <text:list xml:id="list40357854" text:continue-numbering="true" text:style-name="WW8Num2">
        <text:list-item>
          <text:p text:style-name="P6">Gerente realiza login no sistema</text:p>
        </text:list-item>
        <text:list-item>
          <text:p text:style-name="P6">O sistema exibe a tela principal com as funcionalidades específicas do gerente</text:p>
        </text:list-item>
        <text:list-item>
          <text:p text:style-name="P6">O gerente clica no botão “Emitir Relatório”</text:p>
        </text:list-item>
        <text:list-item>
          <text:p text:style-name="P6">O sistema exibe a tela de “Emitir Relatório”</text:p>
        </text:list-item>
        <text:list-item>
          <text:p text:style-name="P6">O administrador seleciona a opção desejada <text:span text:style-name="T2">[A1][A2]</text:span></text:p>
        </text:list-item>
        <text:list-item>
          <text:p text:style-name="P6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Emitir Relatório de Entra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entrada</text:p>
      <text:p text:style-name="P1"><text:tab/>A1.4<text:tab/>O sistema apresenta tela das compras registradas</text:p>
      <text:p text:style-name="P1"><text:tab/>A1.5 <text:tab/>O gerente seleciona as compras desejadas e confirma</text:p>
      <text:p text:style-name="P1"><text:tab/>A1.6<text:tab/>O sistema emite relatório das compras selecionadas</text:p>
      <text:p text:style-name="P1"/>
      <text:p text:style-name="P1"><text:span text:style-name="T1">A2</text:span> – Fluxo alternativo – Emitir Relatório de Saí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saída</text:p>
      <text:p text:style-name="P1"><text:tab/>A1.4<text:tab/>O sistema apresenta tela das vendas registradas</text:p>
      <text:p text:style-name="P1"><text:tab/>A1.5 <text:tab/>O gerente seleciona as vendas desejadas e confirma</text:p>
      <text:p text:style-name="P1"><text:tab/>A1.6<text:tab/>O sistema emite relatório das vendas selecionadas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4" style:family="text">
      <style:text-properties style:font-name="Courier New" style:font-name-complex="Courier New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2T20:19:44.76</dc:date>
    <meta:editing-cycles>59</meta:editing-cycles>
    <meta:editing-duration>PT2H46M27S</meta:editing-duration>
    <meta:generator>LibreOffice/3.4$Win32 LibreOffice_project/340m1$Build-502</meta:generator>
    <meta:document-statistic meta:table-count="0" meta:image-count="0" meta:object-count="0" meta:page-count="5" meta:paragraph-count="170" meta:word-count="1447" meta:character-count="8746" meta:non-whitespace-character-count="7356"/>
    <meta:user-defined meta:name="Informações 1"/>
    <meta:user-defined meta:name="Informações 2"/>
    <meta:user-defined meta:name="Informações 3"/>
    <meta:user-defined meta:name="Informações 4"/>
  </office:meta>
</office:document-meta>
</file>